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12" style:family="table">
      <style:table-properties style:width="25.74cm" fo:margin-left="0.009cm" fo:margin-top="0cm" fo:margin-bottom="0cm" table:align="left" style:writing-mode="page"/>
    </style:style>
    <style:style style:name="Tabel12.A" style:family="table-column">
      <style:table-column-properties style:column-width="0.831cm"/>
    </style:style>
    <style:style style:name="Tabel12.B" style:family="table-column">
      <style:table-column-properties style:column-width="3.554cm"/>
    </style:style>
    <style:style style:name="Tabel12.C" style:family="table-column">
      <style:table-column-properties style:column-width="2.514cm"/>
    </style:style>
    <style:style style:name="Tabel12.D" style:family="table-column">
      <style:table-column-properties style:column-width="2.097cm"/>
    </style:style>
    <style:style style:name="Tabel12.E" style:family="table-column">
      <style:table-column-properties style:column-width="2.305cm"/>
    </style:style>
    <style:style style:name="Tabel12.F" style:family="table-column">
      <style:table-column-properties style:column-width="2.798cm"/>
    </style:style>
    <style:style style:name="Tabel12.G" style:family="table-column">
      <style:table-column-properties style:column-width="2.286cm"/>
    </style:style>
    <style:style style:name="Tabel12.H" style:family="table-column">
      <style:table-column-properties style:column-width="4.008cm"/>
    </style:style>
    <style:style style:name="Tabel12.I" style:family="table-column">
      <style:table-column-properties style:column-width="2.002cm"/>
    </style:style>
    <style:style style:name="Tabel12.J" style:family="table-column">
      <style:table-column-properties style:column-width="3.346cm"/>
    </style:style>
    <style:style style:name="Tabel12.1" style:family="table-row">
      <style:table-row-properties fo:keep-together="auto"/>
    </style:style>
    <style:style style:name="Tabel12.A1" style:family="table-cell">
      <style:table-cell-properties fo:padding="0.123cm" fo:border="0.5pt solid #000000"/>
    </style:style>
    <style:style style:name="Tabel35" style:family="table">
      <style:table-properties style:width="16.457cm" fo:margin-left="0.009cm" fo:margin-top="0cm" fo:margin-bottom="0cm" table:align="left" style:writing-mode="page"/>
    </style:style>
    <style:style style:name="Tabel35.A" style:family="table-column">
      <style:table-column-properties style:column-width="2.364cm"/>
    </style:style>
    <style:style style:name="Tabel35.B" style:family="table-column">
      <style:table-column-properties style:column-width="4.699cm"/>
    </style:style>
    <style:style style:name="Tabel35.C" style:family="table-column">
      <style:table-column-properties style:column-width="4.697cm"/>
    </style:style>
    <style:style style:name="Tabel35.D" style:family="table-column">
      <style:table-column-properties style:column-width="4.695cm"/>
    </style:style>
    <style:style style:name="Tabel35.1" style:family="table-row">
      <style:table-row-properties fo:keep-together="auto"/>
    </style:style>
    <style:style style:name="Tabel35.A1" style:family="table-cell">
      <style:table-cell-properties fo:padding="0.123cm" fo:border="0.5pt solid #000000"/>
    </style:style>
    <style:style style:name="P1" style:family="paragraph" style:parent-style-name="Standard">
      <style:paragraph-properties fo:text-align="start" style:justify-single-word="false"/>
      <style:text-properties style:font-name="Arial" fo:font-size="10pt" officeooo:paragraph-rsid="0002a5a1" style:font-size-asian="10pt"/>
    </style:style>
    <style:style style:name="P2" style:family="paragraph" style:parent-style-name="Standard">
      <style:paragraph-properties fo:margin-top="0cm" fo:margin-bottom="0.423cm" style:contextual-spacing="false" fo:text-align="start" style:justify-single-word="false" fo:orphans="0" fo:widows="0"/>
      <style:text-properties style:font-name="Arial" fo:font-size="10pt" fo:font-weight="bold" officeooo:paragraph-rsid="0002a5a1" style:font-size-asian="10pt" style:font-weight-asian="bold"/>
    </style:style>
    <style:style style:name="P3" style:family="paragraph" style:parent-style-name="Standard">
      <style:paragraph-properties fo:margin-left="0cm" fo:margin-right="0cm" fo:margin-top="0cm" fo:margin-bottom="0.423cm" style:contextual-spacing="false" fo:text-align="start" style:justify-single-word="false" fo:orphans="0" fo:widows="0" fo:text-indent="0cm" style:auto-text-indent="false"/>
      <style:text-properties style:font-name="Arial" fo:font-size="8pt" officeooo:paragraph-rsid="0002a5a1" style:font-size-asian="8pt"/>
    </style:style>
    <style:style style:name="P4" style:family="paragraph" style:parent-style-name="Standard">
      <style:paragraph-properties fo:margin-left="0cm" fo:margin-right="0cm" fo:margin-top="0cm" fo:margin-bottom="0.423cm" style:contextual-spacing="false" fo:text-align="start" style:justify-single-word="false" fo:orphans="0" fo:widows="0" fo:text-indent="0cm" style:auto-text-indent="false"/>
      <style:text-properties officeooo:paragraph-rsid="0002a5a1"/>
    </style:style>
    <style:style style:name="P5" style:family="paragraph" style:parent-style-name="Standard">
      <style:paragraph-properties fo:margin-top="0cm" fo:margin-bottom="0.423cm" style:contextual-spacing="false" fo:text-align="start" style:justify-single-word="false" fo:orphans="0" fo:widows="0"/>
      <style:text-properties officeooo:paragraph-rsid="0002a5a1"/>
    </style:style>
    <style:style style:name="P6" style:family="paragraph" style:parent-style-name="Standard">
      <style:paragraph-properties fo:margin-top="0cm" fo:margin-bottom="0.423cm" style:contextual-spacing="false" fo:text-align="start" style:justify-single-word="false"/>
      <style:text-properties officeooo:paragraph-rsid="0002a5a1"/>
    </style:style>
    <style:style style:name="P7" style:family="paragraph" style:parent-style-name="Standard">
      <style:paragraph-properties fo:margin-top="0cm" fo:margin-bottom="0.423cm" style:contextual-spacing="false" fo:text-align="start" style:justify-single-word="false" fo:break-before="page"/>
      <style:text-properties officeooo:paragraph-rsid="0002a5a1"/>
    </style:style>
    <style:style style:name="P8" style:family="paragraph" style:parent-style-name="Standard">
      <style:paragraph-properties fo:margin-left="1.129cm" fo:margin-right="0cm" fo:text-align="start" style:justify-single-word="false" fo:text-indent="-0.564cm" style:auto-text-indent="false"/>
      <style:text-properties officeooo:paragraph-rsid="0002a5a1"/>
    </style:style>
    <style:style style:name="P9" style:family="paragraph" style:parent-style-name="Standard">
      <style:paragraph-properties fo:text-align="start" style:justify-single-word="false"/>
      <style:text-properties officeooo:paragraph-rsid="0002a5a1"/>
    </style:style>
    <style:style style:name="T1" style:family="text">
      <style:text-properties style:font-name="Arial" fo:font-size="10pt" fo:font-weight="bold" style:font-size-asian="10pt" style:font-weight-asian="bold"/>
    </style:style>
    <style:style style:name="T2" style:family="text">
      <style:text-properties style:font-name="Arial" fo:font-size="10pt" style:font-size-asian="10pt"/>
    </style:style>
    <style:style style:name="T3" style:family="text">
      <style:text-properties style:font-name="Arial"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Bijlage 11, behorend bij artikel 2, tweede lid, onder o</text:span><text:span text:style-name="T1"/></text:p>
      <text:p text:style-name="P6"><text:span text:style-name="T1">Korteafstandapparatuur</text:span><text:span text:style-name="T1"/></text:p>
      <text:p text:style-name="P4"><text:span text:style-name="T1">Subcategorie 1. : radioapparaten bestemd voor telemetrie, telecommand, alarmering, data in het algemeen en andere soortgelijke toepassingen (Non specific SRD)</text:span></text:p>
      <table:table table:name="Tabel12" table:style-name="Tabel12">
        <table:table-column table:style-name="Tabel12.A"/>
        <table:table-column table:style-name="Tabel12.B"/>
        <table:table-column table:style-name="Tabel12.C"/>
        <table:table-column table:style-name="Tabel12.D"/>
        <table:table-column table:style-name="Tabel12.E"/>
        <table:table-column table:style-name="Tabel12.F"/>
        <table:table-column table:style-name="Tabel12.G"/>
        <table:table-column table:style-name="Tabel12.H"/>
        <table:table-column table:style-name="Tabel12.I"/>
        <table:table-column table:style-name="Tabel12.J"/>
        <table:table-row table:style-name="Tabel12.1">
          <table:table-cell table:style-name="Tabel12.A1" office:value-type="string">
            <text:p text:style-name="P4"><text:span text:style-name="T3">Nr. </text:span></text:p>
          </table:table-cell>
          <table:table-cell table:style-name="Tabel12.A1" office:value-type="string">
            <text:p text:style-name="P4"><text:span text:style-name="T3">Frequentieband </text:span></text:p>
          </table:table-cell>
          <table:table-cell table:style-name="Tabel12.A1" office:value-type="string">
            <text:p text:style-name="P4"><text:span text:style-name="T3">Vermogen </text:span></text:p>
          </table:table-cell>
          <table:table-cell table:style-name="Tabel12.A1" office:value-type="string">
            <text:p text:style-name="P4"><text:span text:style-name="T3">Opmerkingen bij vermogen </text:span></text:p>
          </table:table-cell>
          <table:table-cell table:style-name="Tabel12.A1" office:value-type="string">
            <text:p text:style-name="P4"><text:span text:style-name="T3">Kanaalbreedte </text:span></text:p>
          </table:table-cell>
          <table:table-cell table:style-name="Tabel12.A1" office:value-type="string">
            <text:p text:style-name="P4"><text:span text:style-name="T3">Opmerkingen bij kanaalbreedte </text:span></text:p>
          </table:table-cell>
          <table:table-cell table:style-name="Tabel12.A1" office:value-type="string">
            <text:p text:style-name="P4"><text:span text:style-name="T3">Toegang en bezetting regels </text:span></text:p>
          </table:table-cell>
          <table:table-cell table:style-name="Tabel12.A1" office:value-type="string">
            <text:p text:style-name="P4"><text:span text:style-name="T3">Opmerkingen bij toegang en bezetting regels </text:span></text:p>
          </table:table-cell>
          <table:table-cell table:style-name="Tabel12.A1" office:value-type="string">
            <text:p text:style-name="P4"><text:span text:style-name="T3">Modulatie </text:span></text:p>
          </table:table-cell>
          <table:table-cell table:style-name="Tabel12.A1" office:value-type="string">
            <text:p text:style-name="P4"><text:span text:style-name="T3">Informatief<text:line-break/>Referenties </text:span></text:p>
          </table:table-cell>
        </table:table-row>
        <table:table-row table:style-name="Tabel12.1">
          <table:table-cell table:style-name="Tabel12.A1" office:value-type="string">
            <text:p text:style-name="P4"><text:span text:style-name="T3">A </text:span></text:p>
          </table:table-cell>
          <table:table-cell table:style-name="Tabel12.A1" office:value-type="string">
            <text:p text:style-name="P4"><text:span text:style-name="T3">456,9-457,1 kHz </text:span></text:p>
          </table:table-cell>
          <table:table-cell table:style-name="Tabel12.A1" office:value-type="string">
            <text:p text:style-name="P4"><text:span text:style-name="T3">7 dBµA/m op 10 m afstand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Continue draaggolf (CW) – geen modulatie </text:span></text:p>
          </table:table-cell>
          <table:table-cell table:style-name="Tabel12.A1" office:value-type="string">
            <text:p text:style-name="P3"/>
          </table:table-cell>
          <table:table-cell table:style-name="Tabel12.A1" office:value-type="string">
            <text:p text:style-name="P4"><text:span text:style-name="T3">Deze gebruiksvoorwaarden zijn alleen van toepassing voor apparatuur die bestemd is om bedolven slachtoffers in noodsituaties en waardevolle voorwerpen op te sporen. </text:span></text:p>
          </table:table-cell>
          <table:table-cell table:style-name="Tabel12.A1" office:value-type="string">
            <text:p text:style-name="P3"/>
          </table:table-cell>
          <table:table-cell table:style-name="Tabel12.A1" office:value-type="string">
            <text:p text:style-name="P4"><text:span text:style-name="T3">Detectie van bedolven slachtoffers en waardevolle goederen. </text:span></text:p>
          </table:table-cell>
        </table:table-row>
        <table:table-row table:style-name="Tabel12.1">
          <table:table-cell table:style-name="Tabel12.A1" office:value-type="string">
            <text:p text:style-name="P4"><text:span text:style-name="T3">B </text:span></text:p>
          </table:table-cell>
          <table:table-cell table:style-name="Tabel12.A1" office:value-type="string">
            <text:p text:style-name="P4"><text:span text:style-name="T3">6765 – 6795 kHz </text:span></text:p>
          </table:table-cell>
          <table:table-cell table:style-name="Tabel12.A1" office:value-type="string">
            <text:p text:style-name="P4"><text:span text:style-name="T3">42 dBµA/m op 10 meter afstand.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Deze band staat ook in categorie 13 inductieve toepassingen </text:span></text:p>
          </table:table-cell>
        </table:table-row>
        <table:table-row table:style-name="Tabel12.1">
          <table:table-cell table:style-name="Tabel12.A1" office:value-type="string">
            <text:p text:style-name="P4"><text:span text:style-name="T3">C </text:span></text:p>
          </table:table-cell>
          <table:table-cell table:style-name="Tabel12.A1" office:value-type="string">
            <text:p text:style-name="P4"><text:span text:style-name="T3">13,553 – 13,567 MHz </text:span></text:p>
          </table:table-cell>
          <table:table-cell table:style-name="Tabel12.A1" office:value-type="string">
            <text:p text:style-name="P4"><text:span text:style-name="T3">42 dBµA/m op 10 meter afstand.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Deze band staat ook in categorie 13 inductieve toepassingen </text:span></text:p>
          </table:table-cell>
        </table:table-row>
        <table:table-row table:style-name="Tabel12.1">
          <table:table-cell table:style-name="Tabel12.A1" office:value-type="string">
            <text:p text:style-name="P4"><text:span text:style-name="T3">D </text:span></text:p>
          </table:table-cell>
          <table:table-cell table:style-name="Tabel12.A1" office:value-type="string">
            <text:p text:style-name="P4"><text:span text:style-name="T3">26,957 – 27,283 MHz </text:span></text:p>
          </table:table-cell>
          <table:table-cell table:style-name="Tabel12.A1" office:value-type="string">
            <text:p text:style-name="P4"><text:span text:style-name="T3">10 mW effectief uitgestraald vermogen (ERP), hetgeen overeenkomst met 42 dBµA/m op 10 m afstand.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Deze band staat ook in categorie 13 inductieve toepassingen </text:span></text:p>
          </table:table-cell>
        </table:table-row>
        <table:table-row table:style-name="Tabel12.1">
          <table:table-cell table:style-name="Tabel12.A1" office:value-type="string">
            <text:p text:style-name="P4"><text:span text:style-name="T3">D1 </text:span></text:p>
          </table:table-cell>
          <table:table-cell table:style-name="Tabel12.A1" office:value-type="string">
            <text:p text:style-name="P4"><text:span text:style-name="T3">26,990 – 27,000 MHz<text:line-break/>27,040 – 27,050 MHz<text:line-break/>27,090 – 27,100 MHz<text:line-break/>27,140 – 27,150 MHz<text:line-break/>27,190 – 27,200 MHz </text:span></text:p>
          </table:table-cell>
          <table:table-cell table:style-name="Tabel12.A1" office:value-type="string">
            <text:p text:style-name="P4"><text:span text:style-name="T3">100 mW e.r.p. </text:span></text:p>
          </table:table-cell>
          <table:table-cell table:style-name="Tabel12.A1" office:value-type="string">
            <text:p text:style-name="P3"/>
          </table:table-cell>
          <table:table-cell table:style-name="Tabel12.A1" office:value-type="string">
            <text:p text:style-name="P4"><text:span text:style-name="T3">≤ 10kHz </text:span></text:p>
          </table:table-cell>
          <table:table-cell table:style-name="Tabel12.A1" office:value-type="string">
            <text:p text:style-name="P3"/>
          </table:table-cell>
          <table:table-cell table:style-name="Tabel12.A1" office:value-type="string">
            <text:p text:style-name="P4"><text:span text:style-name="T3">&lt; 0,1%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text:span><text:soft-page-break/><text:span text:style-name="T3">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4"><text:span text:style-name="T3">Deze frequenties staan ook in categorie 12 voor model besturing. Voor modelbesturingsapparatuur gelden geen beperkingen ten aanzien van de duty cycle. </text:span></text:p>
          </table:table-cell>
        </table:table-row>
        <table:table-row table:style-name="Tabel12.1">
          <table:table-cell table:style-name="Tabel12.A1" office:value-type="string">
            <text:p text:style-name="P4"><text:span text:style-name="T3">E </text:span></text:p>
          </table:table-cell>
          <table:table-cell table:style-name="Tabel12.A1" office:value-type="string">
            <text:p text:style-name="P4"><text:span text:style-name="T3">40,660 – 40,700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Videotoepassingen zijn niet toegestaan </text:span></text:p>
          </table:table-cell>
        </table:table-row>
        <table:table-row table:style-name="Tabel12.1">
          <table:table-cell table:style-name="Tabel12.A1" office:value-type="string">
            <text:p text:style-name="P4"><text:span text:style-name="T3">F1 </text:span></text:p>
          </table:table-cell>
          <table:table-cell table:style-name="Tabel12.A1" office:value-type="string">
            <text:p text:style-name="P4"><text:span text:style-name="T3">169,4000-169,4750 MHz </text:span></text:p>
          </table:table-cell>
          <table:table-cell table:style-name="Tabel12.A1" office:value-type="string">
            <text:p text:style-name="P4"><text:span text:style-name="T3">500 mW e.r.p. </text:span></text:p>
          </table:table-cell>
          <table:table-cell table:style-name="Tabel12.A1" office:value-type="string">
            <text:p text:style-name="P3"/>
          </table:table-cell>
          <table:table-cell table:style-name="Tabel12.A1" office:value-type="string">
            <text:p text:style-name="P4"><text:span text:style-name="T3">≤50 kHz </text:span></text:p>
          </table:table-cell>
          <table:table-cell table:style-name="Tabel12.A1" office:value-type="string">
            <text:p text:style-name="P3"/>
          </table:table-cell>
          <table:table-cell table:style-name="Tabel12.A1" office:value-type="string">
            <text:p text:style-name="P4"><text:span text:style-name="T3">&lt;1,0%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F2 </text:span></text:p>
          </table:table-cell>
          <table:table-cell table:style-name="Tabel12.A1" office:value-type="string">
            <text:p text:style-name="P4"><text:span text:style-name="T3">169,4000-169,4875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0,1%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text:span><text:soft-page-break/><text:span text:style-name="T3">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F3 </text:span></text:p>
          </table:table-cell>
          <table:table-cell table:style-name="Tabel12.A1" office:value-type="string">
            <text:p text:style-name="P4"><text:span text:style-name="T3">169,4875-169,5875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0,001% tussen 06:00 en 24:00 lokale tijd, tussen 00:00 en 06:00 lokale tijd is 0,1% toegestaan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F4 </text:span></text:p>
          </table:table-cell>
          <table:table-cell table:style-name="Tabel12.A1" office:value-type="string">
            <text:p text:style-name="P4"><text:span text:style-name="T3">169,5875-169,8125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0,1%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text:span><text:soft-page-break/><text:span text:style-name="T3">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G </text:span></text:p>
          </table:table-cell>
          <table:table-cell table:style-name="Tabel12.A1" office:value-type="string">
            <text:p text:style-name="P4"><text:span text:style-name="T3">433,050 – 434,790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10%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G1 </text:span></text:p>
          </table:table-cell>
          <table:table-cell table:style-name="Tabel12.A1" office:value-type="string">
            <text:p text:style-name="P4"><text:span text:style-name="T3">433,050 – 434,790 MHz </text:span></text:p>
          </table:table-cell>
          <table:table-cell table:style-name="Tabel12.A1" office:value-type="string">
            <text:p text:style-name="P4"><text:span text:style-name="T3">1 mW e.r.p. </text:span></text:p>
          </table:table-cell>
          <table:table-cell table:style-name="Tabel12.A1" office:value-type="string">
            <text:p text:style-name="P4"><text:span text:style-name="T3">Voor kanalen met een bandbreedte groter dan 250 kHz is de vermogensdichtheid begrensd op -13 dBm/10 kHz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G2 </text:span></text:p>
          </table:table-cell>
          <table:table-cell table:style-name="Tabel12.A1" office:value-type="string">
            <text:p text:style-name="P4"><text:span text:style-name="T3">434,040 – 434,790 MHz </text:span></text:p>
          </table:table-cell>
          <table:table-cell table:style-name="Tabel12.A1" office:value-type="string">
            <text:p text:style-name="P4"><text:span text:style-name="T3">10 mW e.r.p. </text:span></text:p>
          </table:table-cell>
          <table:table-cell table:style-name="Tabel12.A1" office:value-type="string">
            <text:p text:style-name="P3"/>
          </table:table-cell>
          <table:table-cell table:style-name="Tabel12.A1" office:value-type="string">
            <text:p text:style-name="P4"><text:span text:style-name="T3">25 kHz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ext:soft-page-break/>
        <table:table-row table:style-name="Tabel12.1">
          <table:table-cell table:style-name="Tabel12.A1" office:value-type="string">
            <text:p text:style-name="P4"><text:span text:style-name="T3">H1 </text:span></text:p>
          </table:table-cell>
          <table:table-cell table:style-name="Tabel12.A1" office:value-type="string">
            <text:p text:style-name="P4"><text:span text:style-name="T3">863,000 – 865,000 MHz </text:span></text:p>
          </table:table-cell>
          <table:table-cell table:style-name="Tabel12.A1" office:value-type="string">
            <text:p text:style-name="P4"><text:span text:style-name="T3">2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0,1%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2 </text:span></text:p>
          </table:table-cell>
          <table:table-cell table:style-name="Tabel12.A1" office:value-type="string">
            <text:p text:style-name="P4"><text:span text:style-name="T3">865,000 – 868,600 MHz </text:span></text:p>
          </table:table-cell>
          <table:table-cell table:style-name="Tabel12.A1" office:value-type="string">
            <text:p text:style-name="P4"><text:span text:style-name="T3">2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1,0%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3 </text:span></text:p>
          </table:table-cell>
          <table:table-cell table:style-name="Tabel12.A1" office:value-type="string">
            <text:p text:style-name="P4"><text:span text:style-name="T3">868,700 – 869,200 MHz </text:span></text:p>
          </table:table-cell>
          <table:table-cell table:style-name="Tabel12.A1" office:value-type="string">
            <text:p text:style-name="P4"><text:span text:style-name="T3">2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0,1% </text:span></text:p>
          </table:table-cell>
          <table:table-cell table:style-name="Tabel12.A1" office:value-type="string">
            <text:p text:style-name="P4"><text:span text:style-name="T3">In plaats van de duty-cycle mag er ook gebruik worden gemaakt van technieken om </text:span><text:soft-page-break/><text:span text:style-name="T3">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4 </text:span></text:p>
          </table:table-cell>
          <table:table-cell table:style-name="Tabel12.A1" office:value-type="string">
            <text:p text:style-name="P4"><text:span text:style-name="T3">869,400 – 869,650 MHz </text:span></text:p>
          </table:table-cell>
          <table:table-cell table:style-name="Tabel12.A1" office:value-type="string">
            <text:p text:style-name="P4"><text:span text:style-name="T3">500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10%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5 </text:span></text:p>
          </table:table-cell>
          <table:table-cell table:style-name="Tabel12.A1" office:value-type="string">
            <text:p text:style-name="P4"><text:span text:style-name="T3">869,400 – 869,650 MHz </text:span></text:p>
          </table:table-cell>
          <table:table-cell table:style-name="Tabel12.A1" office:value-type="string">
            <text:p text:style-name="P4"><text:span text:style-name="T3">2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0,1%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text:span><text:soft-page-break/><text:span text:style-name="T3">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6 </text:span></text:p>
          </table:table-cell>
          <table:table-cell table:style-name="Tabel12.A1" office:value-type="string">
            <text:p text:style-name="P4"><text:span text:style-name="T3">869,700 – 870,000 MHz </text:span></text:p>
          </table:table-cell>
          <table:table-cell table:style-name="Tabel12.A1" office:value-type="string">
            <text:p text:style-name="P4"><text:span text:style-name="T3">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H7 </text:span></text:p>
          </table:table-cell>
          <table:table-cell table:style-name="Tabel12.A1" office:value-type="string">
            <text:p text:style-name="P4"><text:span text:style-name="T3">869,700 – 870,000 MHz </text:span></text:p>
          </table:table-cell>
          <table:table-cell table:style-name="Tabel12.A1" office:value-type="string">
            <text:p text:style-name="P4"><text:span text:style-name="T3">25 mW e.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4"><text:span text:style-name="T3">&lt; 1,0% </text:span></text:p>
          </table:table-cell>
          <table:table-cell table:style-name="Tabel12.A1" office:value-type="string">
            <text:p text:style-name="P4"><text:span text:style-name="T3">In plaats van de duty-cycle mag er ook gebruik worden gemaakt van technieken om toegang te krijgen tot spectrum en interferentie te onderdrukken met een vermogen dat ten minste equivalent is aan dat van de technieken die zijn beschreven in de geharmoniseerde normen welke zijn vastgesteld in het kader van richtlijn nr. 1999/5/EG van het Europees parlement en de Raad van de Europese Unie van 9 maart 1999 betreffende radioapparatuur en telecommunicatie-eindapparatuur en de wederzijdse erkenning van hun conformiteit. </text:span></text:p>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I </text:span></text:p>
          </table:table-cell>
          <table:table-cell table:style-name="Tabel12.A1" office:value-type="string">
            <text:p text:style-name="P4"><text:span text:style-name="T3">2400 – 2483,5 MHz </text:span></text:p>
          </table:table-cell>
          <table:table-cell table:style-name="Tabel12.A1" office:value-type="string">
            <text:p text:style-name="P4"><text:span text:style-name="T3">10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J </text:span></text:p>
          </table:table-cell>
          <table:table-cell table:style-name="Tabel12.A1" office:value-type="string">
            <text:p text:style-name="P4"><text:span text:style-name="T3">5725 – 5875 MHz </text:span></text:p>
          </table:table-cell>
          <table:table-cell table:style-name="Tabel12.A1" office:value-type="string">
            <text:p text:style-name="P4"><text:span text:style-name="T3">25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ext:soft-page-break/>
        <table:table-row table:style-name="Tabel12.1">
          <table:table-cell table:style-name="Tabel12.A1" office:value-type="string">
            <text:p text:style-name="P4"><text:span text:style-name="T3">K </text:span></text:p>
          </table:table-cell>
          <table:table-cell table:style-name="Tabel12.A1" office:value-type="string">
            <text:p text:style-name="P4"><text:span text:style-name="T3">24,00 – 24,25 GHz </text:span></text:p>
          </table:table-cell>
          <table:table-cell table:style-name="Tabel12.A1" office:value-type="string">
            <text:p text:style-name="P4"><text:span text:style-name="T3">100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L </text:span></text:p>
          </table:table-cell>
          <table:table-cell table:style-name="Tabel12.A1" office:value-type="string">
            <text:p text:style-name="P4"><text:span text:style-name="T3">57 – 64 GHz </text:span></text:p>
          </table:table-cell>
          <table:table-cell table:style-name="Tabel12.A1" office:value-type="string">
            <text:p text:style-name="P4"><text:span text:style-name="T3">100 mW e.i.r.p. </text:span></text:p>
          </table:table-cell>
          <table:table-cell table:style-name="Tabel12.A1" office:value-type="string">
            <text:p text:style-name="P4"><text:span text:style-name="T3">Een maximum zender uitgangs-<text:line-break/>vermogen van 10 dBm en een maximum e.i.r.p. spectrum vermogensdichtheid van 13 dBm/MHz.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M </text:span></text:p>
          </table:table-cell>
          <table:table-cell table:style-name="Tabel12.A1" office:value-type="string">
            <text:p text:style-name="P4"><text:span text:style-name="T3">61,0 – 61,5 GHz </text:span></text:p>
          </table:table-cell>
          <table:table-cell table:style-name="Tabel12.A1" office:value-type="string">
            <text:p text:style-name="P4"><text:span text:style-name="T3">100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N </text:span></text:p>
          </table:table-cell>
          <table:table-cell table:style-name="Tabel12.A1" office:value-type="string">
            <text:p text:style-name="P4"><text:span text:style-name="T3">122 – 123 GHz </text:span></text:p>
          </table:table-cell>
          <table:table-cell table:style-name="Tabel12.A1" office:value-type="string">
            <text:p text:style-name="P4"><text:span text:style-name="T3">100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row table:style-name="Tabel12.1">
          <table:table-cell table:style-name="Tabel12.A1" office:value-type="string">
            <text:p text:style-name="P4"><text:span text:style-name="T3">O </text:span></text:p>
          </table:table-cell>
          <table:table-cell table:style-name="Tabel12.A1" office:value-type="string">
            <text:p text:style-name="P4"><text:span text:style-name="T3">244 – 246 GHz </text:span></text:p>
          </table:table-cell>
          <table:table-cell table:style-name="Tabel12.A1" office:value-type="string">
            <text:p text:style-name="P4"><text:span text:style-name="T3">100 mW e.i.r.p. </text:span></text:p>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cell table:style-name="Tabel12.A1" office:value-type="string">
            <text:p text:style-name="P3"/>
          </table:table-cell>
        </table:table-row>
      </table:table>
      <text:p text:style-name="P2"/>
      <text:p text:style-name="P6"><text:span text:style-name="T1"/></text:p>
      <text:p text:style-name="P7"><text:span text:style-name="T1">Opmerkingen bij de tabellen</text:span><text:span text:style-name="T1"/></text:p>
      <text:p text:style-name="P8"><text:span text:style-name="T2">–<text:tab/>e.r.p. (Effective Radiated Power) is het effectief uitgestraald vermogen van de zendinrichting ten opzichte van een halve golf dipool.</text:span><text:span text:style-name="T2"/></text:p>
      <text:p text:style-name="P8"><text:span text:style-name="T2">–<text:tab/>e.i.r.p. (Equivalent Isotropically Radiated Power) is het effectief uitgestraald vermogen van de zendinrichting ten opzichte van een isotrope straler.</text:span><text:span text:style-name="T2"/></text:p>
      <text:p text:style-name="P1"/>
      <text:p text:style-name="P6"><text:span text:style-name="T1">Kanaalindeling</text:span><text:span text:style-name="T1"/></text:p>
      <text:p text:style-name="P8"><text:span text:style-name="T2">–<text:tab/>Indien er een kanaalraster binnen een frequentieband van toepassing is, grenst het eerste kanaal aan de laagst genoemde frequentie. De centrale frequentie van het eerste radiokanaal bevindt zich een half raster-kanaal hoger in frequentie.</text:span><text:span text:style-name="T2"/></text:p>
      <text:p text:style-name="P8"><text:span text:style-name="T2">–<text:tab/>De breedte van het kanaal is gelijk aan de gestelde waarde voor het kanaalraster.</text:span><text:span text:style-name="T2"/></text:p>
      <text:p text:style-name="P1"/>
      <text:p text:style-name="P6"><text:span text:style-name="T1">Kanaalbreedte</text:span><text:span text:style-name="T1"/></text:p>
      <text:p text:style-name="P8"><text:span text:style-name="T2">–<text:tab/>De maximale kanaalbreedte wordt gespecificeerd, kleinere kanaalbreedten zijn dus toegestaan</text:span><text:span text:style-name="T2"/></text:p>
      <text:p text:style-name="P8"><text:span text:style-name="T2">–<text:tab/>Binnen de gestelde frequentieband mag de gebruiker zelf de werkfrequenties bepalen, daarbij rekening houdend met de gekozen kanaalbreedte.</text:span><text:span text:style-name="T2"/></text:p>
      <text:p text:style-name="P1"/>
      <text:p text:style-name="P6"><text:span text:style-name="T1">Duty-cycle</text:span><text:span text:style-name="T1"/></text:p>
      <text:p text:style-name="P9"><text:span text:style-name="T2">De duty-cycle is gedefinieerd als de verhouding, uitgedrukt in een percentage, tussen de maximale uitzendtijd op 1 of meer frequenties relatief ten opzichte van een periode van 1 uur.</text:span><text:span text:style-name="T2"/></text:p>
      <table:table table:name="Tabel35" table:style-name="Tabel35">
        <table:table-column table:style-name="Tabel35.A"/>
        <table:table-column table:style-name="Tabel35.B"/>
        <table:table-column table:style-name="Tabel35.C"/>
        <table:table-column table:style-name="Tabel35.D"/>
        <table:table-row table:style-name="Tabel35.1">
          <table:table-cell table:style-name="Tabel35.A1" office:value-type="string">
            <text:p text:style-name="P4"><text:span text:style-name="T2">Indien erg geen duty-cycle is genoemd dan is iedere duty-cycle mogelijk.</text:span><text:span text:style-name="T3">Duty-cycle </text:span></text:p>
          </table:table-cell>
          <table:table-cell table:style-name="Tabel35.A1" office:value-type="string">
            <text:p text:style-name="P4"><text:span text:style-name="T3">Maximum uitzendtijd<text:line-break/>(in seconden) </text:span></text:p>
          </table:table-cell>
          <table:table-cell table:style-name="Tabel35.A1" office:value-type="string">
            <text:p text:style-name="P4"><text:span text:style-name="T3">Minimum tijd dat er niet uitgezonden wordt<text:line-break/>(in seconden) </text:span></text:p>
          </table:table-cell>
          <table:table-cell table:style-name="Tabel35.A1" office:value-type="string">
            <text:p text:style-name="P4"><text:span text:style-name="T3">Uitleg: Voor het overgrote deel van de toepassingen is de ‘aan’ periode korter dan de ‘uit’ periode. Vaak duurt een enkele uitzending slechts enkele milliseconden. </text:span></text:p>
          </table:table-cell>
        </table:table-row>
        <table:table-row table:style-name="Tabel35.1">
          <table:table-cell table:style-name="Tabel35.A1" office:value-type="string">
            <text:p text:style-name="P4"><text:span text:style-name="T3">&lt; 0,1% </text:span></text:p>
          </table:table-cell>
          <table:table-cell table:style-name="Tabel35.A1" office:value-type="string">
            <text:p text:style-name="P4"><text:span text:style-name="T3">0,72 </text:span></text:p>
          </table:table-cell>
          <table:table-cell table:style-name="Tabel35.A1" office:value-type="string">
            <text:p text:style-name="P4"><text:span text:style-name="T3">0,72 </text:span></text:p>
          </table:table-cell>
          <table:table-cell table:style-name="Tabel35.A1" office:value-type="string">
            <text:p text:style-name="P4"><text:span text:style-name="T3">Bijvoorbeeld: 5 uitzendingen van 0,72 seconden binnen het uur </text:span></text:p>
          </table:table-cell>
        </table:table-row>
        <table:table-row table:style-name="Tabel35.1">
          <table:table-cell table:style-name="Tabel35.A1" office:value-type="string">
            <text:p text:style-name="P4"><text:span text:style-name="T3">&lt; 1,0% </text:span></text:p>
          </table:table-cell>
          <table:table-cell table:style-name="Tabel35.A1" office:value-type="string">
            <text:p text:style-name="P4"><text:span text:style-name="T3">3,6 </text:span></text:p>
          </table:table-cell>
          <table:table-cell table:style-name="Tabel35.A1" office:value-type="string">
            <text:p text:style-name="P4"><text:span text:style-name="T3">1,8 </text:span></text:p>
          </table:table-cell>
          <table:table-cell table:style-name="Tabel35.A1" office:value-type="string">
            <text:p text:style-name="P4"><text:span text:style-name="T3">Bijvoorbeeld: 10 uitzendingen van 3,6 seconden binnen het uur </text:span></text:p>
          </table:table-cell>
        </table:table-row>
        <table:table-row table:style-name="Tabel35.1">
          <table:table-cell table:style-name="Tabel35.A1" office:value-type="string">
            <text:p text:style-name="P4"><text:span text:style-name="T3">&lt; 10% </text:span></text:p>
          </table:table-cell>
          <table:table-cell table:style-name="Tabel35.A1" office:value-type="string">
            <text:p text:style-name="P4"><text:span text:style-name="T3">36 </text:span></text:p>
          </table:table-cell>
          <table:table-cell table:style-name="Tabel35.A1" office:value-type="string">
            <text:p text:style-name="P4"><text:span text:style-name="T3">3,6 </text:span></text:p>
          </table:table-cell>
          <table:table-cell table:style-name="Tabel35.A1" office:value-type="string">
            <text:p text:style-name="P4"><text:span text:style-name="T3">Bijvoorbeeld: 10 uitzendingen van 36 seconden binnen het uur </text:span></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ggend" style:family="paragraph" style:parent-style-name="Standard">
      <style:paragraph-properties fo:margin-top="0cm" fo:margin-bottom="0.423cm" style:contextual-spacing="false" fo:text-align="start" style:justify-single-word="false" fo:orphans="0" fo:widows="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09:24:06.674593081</meta:creation-date>
    <dc:date>2023-06-07T12:16:20.638965870</dc:date>
    <meta:editing-duration>PT2H52M39S</meta:editing-duration>
    <meta:editing-cycles>2</meta:editing-cycles>
    <meta:generator>LibreOffice/7.5.3.2$Linux_X86_64 LibreOffice_project/50$Build-2</meta:generator>
    <meta:document-statistic meta:table-count="2" meta:image-count="0" meta:object-count="0" meta:page-count="9" meta:paragraph-count="158" meta:word-count="1619" meta:character-count="10554" meta:non-whitespace-character-count="8916"/>
  </office:meta>
</office:document-meta>
</file>